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orphans="2" fo:widows="2"/>
      <style:text-properties fo:font-variant="normal" fo:text-transform="none" fo:color="#000000" fo:letter-spacing="normal"/>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style:font-name="Tahoma" fo:font-size="12pt" fo:letter-spacing="normal" fo:font-style="normal" fo:font-weight="normal"/>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fo:letter-spacing="normal"/>
    </style:style>
    <style:style style:name="P5" style:family="paragraph" style:parent-style-name="Text_20_body">
      <style:paragraph-properties fo:margin-left="0in" fo:margin-right="0in" fo:text-align="justify" style:justify-single-word="false" fo:orphans="2" fo:widows="2" fo:text-indent="0.5in" style:auto-text-indent="false"/>
      <style:text-properties fo:font-variant="normal" fo:text-transform="none" fo:color="#000000" style:font-name="Tahoma" fo:font-size="12pt" fo:letter-spacing="normal" fo:font-style="normal" fo:font-weight="normal"/>
    </style:style>
    <style:style style:name="P6" style:family="paragraph" style:parent-style-name="Text_20_body">
      <style:paragraph-properties fo:margin-left="0in" fo:margin-right="0in" fo:orphans="2" fo:widows="2" fo:text-indent="0.5in" style:auto-text-indent="false"/>
      <style:text-properties fo:font-variant="normal" fo:text-transform="none" fo:color="#000000" style:font-name="Tahoma" fo:font-size="12pt" fo:letter-spacing="normal" fo:font-style="normal" fo:font-weight="normal"/>
    </style:style>
    <style:style style:name="P7" style:family="paragraph" style:parent-style-name="Text_20_body">
      <style:paragraph-properties fo:margin-left="0in" fo:margin-right="0in" fo:orphans="2" fo:widows="2" fo:text-indent="0.5in" style:auto-text-indent="false"/>
      <style:text-properties fo:font-variant="normal" fo:text-transform="none" fo:color="#ff3333" style:font-name="Tahoma" fo:font-size="12pt" fo:letter-spacing="normal" fo:font-style="normal" fo:font-weight="normal" officeooo:rsid="001b165b" officeooo:paragraph-rsid="001b165b"/>
    </style:style>
    <style:style style:name="P8" style:family="paragraph" style:parent-style-name="Text_20_body">
      <style:paragraph-properties fo:margin-left="0.75in" fo:margin-right="0in" fo:orphans="2" fo:widows="2" fo:text-indent="-0.25in" style:auto-text-indent="false"/>
      <style:text-properties fo:font-variant="normal" fo:text-transform="none" fo:color="#000000" style:font-name="Tahoma" fo:font-size="12pt" fo:letter-spacing="normal" fo:font-style="normal" fo:font-weight="normal"/>
    </style:style>
    <style:style style:name="P9" style:family="paragraph" style:parent-style-name="Text_20_body">
      <style:paragraph-properties fo:margin-left="1.2346in" fo:margin-right="0in" fo:orphans="2" fo:widows="2" fo:text-indent="-0.25in" style:auto-text-indent="false"/>
      <style:text-properties fo:font-variant="normal" fo:text-transform="none" fo:color="#000000" style:font-name="Tahoma" fo:font-size="12pt" fo:letter-spacing="normal" fo:font-style="normal" fo:font-weight="normal"/>
    </style:style>
    <style:style style:name="P10" style:family="paragraph" style:parent-style-name="Text_20_body">
      <style:paragraph-properties fo:margin-left="1.75in" fo:margin-right="0in" fo:orphans="2" fo:widows="2" fo:text-indent="-1.75in" style:auto-text-indent="false"/>
      <style:text-properties fo:font-variant="normal" fo:text-transform="none" fo:color="#000000" fo:letter-spacing="normal"/>
    </style:style>
    <style:style style:name="P11" style:family="paragraph" style:parent-style-name="Text_20_body">
      <style:paragraph-properties fo:margin-left="1.75in" fo:margin-right="0in" fo:orphans="2" fo:widows="2" fo:text-indent="-1.75in" style:auto-text-indent="false"/>
      <style:text-properties fo:font-variant="normal" fo:text-transform="none" fo:color="#000000" fo:letter-spacing="normal" officeooo:rsid="000f28dd" officeooo:paragraph-rsid="000f28dd"/>
    </style:style>
    <style:style style:name="P12" style:family="paragraph" style:parent-style-name="Text_20_body">
      <style:paragraph-properties fo:margin-left="1.75in" fo:margin-right="0in" fo:orphans="2" fo:widows="2" fo:text-indent="-1.75in" style:auto-text-indent="false"/>
      <style:text-properties fo:font-variant="normal" fo:text-transform="none" fo:color="#000000" fo:letter-spacing="normal" officeooo:rsid="00104d1c" officeooo:paragraph-rsid="00104d1c"/>
    </style:style>
    <style:style style:name="P13" style:family="paragraph" style:parent-style-name="Text_20_body">
      <style:paragraph-properties fo:margin-left="1.75in" fo:margin-right="0in" fo:orphans="2" fo:widows="2" fo:text-indent="-1.75in" style:auto-text-indent="false"/>
      <style:text-properties fo:font-variant="normal" fo:text-transform="none" fo:color="#000000" fo:letter-spacing="normal" officeooo:rsid="0010e056" officeooo:paragraph-rsid="0010e056"/>
    </style:style>
    <style:style style:name="P14" style:family="paragraph" style:parent-style-name="Text_20_body">
      <style:paragraph-properties fo:margin-left="1.75in" fo:margin-right="0in" fo:orphans="2" fo:widows="2" fo:text-indent="-1.75in" style:auto-text-indent="false"/>
      <style:text-properties fo:font-variant="normal" fo:text-transform="none" fo:color="#000000" fo:letter-spacing="normal" officeooo:rsid="002988b0" officeooo:paragraph-rsid="002988b0"/>
    </style:style>
    <style:style style:name="P15" style:family="paragraph" style:parent-style-name="Text_20_body">
      <style:paragraph-properties fo:margin-left="1.75in" fo:margin-right="0in" fo:orphans="2" fo:widows="2" fo:text-indent="-1.75in" style:auto-text-indent="false"/>
      <style:text-properties fo:font-variant="normal" fo:text-transform="none" fo:color="#000000" style:font-name="Tahoma" fo:font-size="12pt" fo:letter-spacing="normal" fo:font-style="normal" fo:font-weight="normal"/>
    </style:style>
    <style:style style:name="P16" style:family="paragraph" style:parent-style-name="Text_20_body">
      <style:paragraph-properties fo:margin-left="1.75in" fo:margin-right="0in" fo:orphans="2" fo:widows="2" fo:text-indent="-1.75in" style:auto-text-indent="false"/>
      <style:text-properties fo:font-variant="normal" fo:text-transform="none" fo:color="#ff3333" fo:letter-spacing="normal"/>
    </style:style>
    <style:style style:name="P17" style:family="paragraph" style:parent-style-name="Text_20_body">
      <style:paragraph-properties fo:margin-top="0.1945in" fo:margin-bottom="0.1945in" loext:contextual-spacing="false"/>
      <style:text-properties fo:font-variant="normal" fo:text-transform="none" fo:color="#000000" style:font-name="Tahoma" fo:font-size="12pt" fo:letter-spacing="normal" fo:font-style="normal" fo:font-weight="normal"/>
    </style:style>
    <style:style style:name="T1" style:family="text">
      <style:text-properties fo:font-weight="bold"/>
    </style:style>
    <style:style style:name="T2" style:family="text">
      <style:text-properties fo:font-style="italic"/>
    </style:style>
    <style:style style:name="T3" style:family="text">
      <style:text-properties style:text-underline-style="solid" style:text-underline-width="auto" style:text-underline-color="font-color"/>
    </style:style>
    <style:style style:name="T4" style:family="text">
      <style:text-properties style:font-name="Tahoma" fo:font-size="12pt" fo:font-style="normal" fo:font-weight="normal"/>
    </style:style>
    <style:style style:name="T5" style:family="text">
      <style:text-properties style:font-name="Tahoma" fo:font-size="12pt" fo:font-style="normal" fo:font-weight="normal" fo:background-color="#ffffff" loext:char-shading-value="0"/>
    </style:style>
    <style:style style:name="T6" style:family="text">
      <style:text-properties style:font-name="Tahoma" fo:font-size="12pt" fo:font-style="normal" fo:font-weight="normal" officeooo:rsid="00130c01"/>
    </style:style>
    <style:style style:name="T7" style:family="text">
      <style:text-properties style:font-name="Tahoma" fo:font-size="12pt" fo:font-style="normal" fo:font-weight="normal" officeooo:rsid="00147316"/>
    </style:style>
    <style:style style:name="T8" style:family="text">
      <style:text-properties style:font-name="Tahoma" fo:font-size="12pt" fo:font-style="normal" fo:font-weight="normal" officeooo:rsid="0016531d"/>
    </style:style>
    <style:style style:name="T9" style:family="text">
      <style:text-properties style:font-name="Tahoma" fo:font-size="12pt" fo:font-style="normal" fo:font-weight="normal" officeooo:rsid="00182feb"/>
    </style:style>
    <style:style style:name="T10" style:family="text">
      <style:text-properties style:font-name="Tahoma" fo:font-size="12pt" fo:font-style="normal" fo:font-weight="normal" officeooo:rsid="001cb65b"/>
    </style:style>
    <style:style style:name="T11" style:family="text">
      <style:text-properties style:font-name="Tahoma" fo:font-size="12pt" fo:font-style="normal" fo:font-weight="normal" officeooo:rsid="001efddc"/>
    </style:style>
    <style:style style:name="T12" style:family="text">
      <style:text-properties style:font-name="Tahoma" fo:font-size="12pt" fo:font-style="normal" fo:font-weight="normal" officeooo:rsid="002114a0"/>
    </style:style>
    <style:style style:name="T13" style:family="text">
      <style:text-properties style:font-name="Tahoma" fo:font-size="12pt" fo:font-style="normal" fo:font-weight="normal" officeooo:rsid="0022c305"/>
    </style:style>
    <style:style style:name="T14" style:family="text">
      <style:text-properties style:font-name="Tahoma" fo:font-size="12pt" fo:font-style="normal" fo:font-weight="normal" officeooo:rsid="0025c761"/>
    </style:style>
    <style:style style:name="T15" style:family="text">
      <style:text-properties style:font-name="Tahoma" fo:font-size="12pt" fo:font-style="normal" fo:font-weight="normal" officeooo:rsid="0027b591"/>
    </style:style>
    <style:style style:name="T16" style:family="text">
      <style:text-properties style:font-name="Tahoma" fo:font-size="12pt" fo:font-style="normal" fo:font-weight="normal" officeooo:rsid="002912da"/>
    </style:style>
    <style:style style:name="T17" style:family="text">
      <style:text-properties style:font-name="Tahoma" fo:font-size="12pt" fo:font-style="normal" fo:font-weight="normal" officeooo:rsid="0029fa47"/>
    </style:style>
    <style:style style:name="T18" style:family="text">
      <style:text-properties style:font-name="Tahoma" fo:font-size="12pt" fo:font-style="normal" fo:font-weight="bold"/>
    </style:style>
    <style:style style:name="T19" style:family="text">
      <style:text-properties style:font-name="Tahoma" fo:font-size="12pt" fo:font-style="italic" fo:font-weight="normal"/>
    </style:style>
    <style:style style:name="T20" style:family="text">
      <style:text-properties fo:color="#ff3333" style:font-name="Tahoma" fo:font-size="12pt" fo:font-style="normal" fo:font-weight="normal"/>
    </style:style>
    <style:style style:name="T21" style:family="text">
      <style:text-properties fo:color="#ff3333" style:font-name="Tahoma" fo:font-size="12pt" fo:font-style="normal" fo:font-weight="normal" officeooo:rsid="00116884"/>
    </style:style>
    <style:style style:name="T22" style:family="text">
      <style:text-properties fo:color="#ff3333" style:font-name="Tahoma" fo:font-size="12pt" fo:font-style="normal" fo:font-weight="normal" officeooo:rsid="001db53e"/>
    </style:style>
    <style:style style:name="T23" style:family="text">
      <style:text-properties fo:color="#ff3333" style:font-name="Tahoma" fo:font-size="12pt" fo:font-style="normal" fo:font-weight="normal" officeooo:rsid="001efddc"/>
    </style:style>
    <style:style style:name="T24" style:family="text">
      <style:text-properties fo:color="#ff3333" style:font-name="Tahoma" fo:font-size="12pt" fo:font-style="normal" fo:font-weight="normal" officeooo:rsid="0022c305"/>
    </style:style>
    <style:style style:name="T25" style:family="text">
      <style:text-properties fo:color="#ff3333" style:font-name="Tahoma" fo:font-size="12pt" fo:font-style="normal" fo:font-weight="normal" officeooo:rsid="002379b3"/>
    </style:style>
    <style:style style:name="T26" style:family="text">
      <style:text-properties fo:color="#ff3333" style:font-name="Tahoma" fo:font-size="12pt" fo:font-style="normal" fo:font-weight="normal" officeooo:rsid="0023a5f3"/>
    </style:style>
    <style:style style:name="T27" style:family="text">
      <style:text-properties fo:color="#ff3333" style:font-name="Tahoma" fo:font-size="12pt" fo:font-style="normal" fo:font-weight="normal" officeooo:rsid="002ab294"/>
    </style:style>
    <style:style style:name="T28" style:family="text">
      <style:text-properties fo:color="#ff3333" style:font-name="Tahoma" fo:font-size="12pt" fo:font-style="normal" fo:font-weight="normal" officeooo:rsid="002bdb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Comments from the editors and reviewers:</text:span><text:line-break/>-<text:span text:style-name="T1">Reviewer 1</text:span><text:line-break/><text:line-break/>  -</text:p>
      <text:p text:style-name="P3">To the authors:</text:p>
      <text:p text:style-name="P4"> </text:p>
      <text:p text:style-name="P5">In this manuscript, McWilliams et al. evaluated the performance of the readiness-for-discharge criteria (nurse-led discharge criteria) proposed by <text:span text:style-name="T2">Gillian Knight</text:span> and published at <text:span text:style-name="T2">Nursing in Critical Care</text:span> (2003). The original criteria aiming to reduce the time to declare a patient ready to be discharge from a <text:span text:style-name="T3">high dependency care unit</text:span> using a set of physiological variables to enable nurses to identify those patients. Posteriorly, the authors tried to improve its performance employing machine learning techniques in routinely collected data from two distinct ICU databases (MIMIC and GICU).</text:p>
      <text:p text:style-name="P5">While the topic of the study appears to be sound, right now, the manuscript is very hard to follow mainly because there are many issues on it that need to be addressed in order to ensure its properly interpretation. Please see below my comments:</text:p>
      <text:p text:style-name="P1"> </text:p>
      <text:p text:style-name="P8">1.     Abstract</text:p>
      <text:p text:style-name="P9">a.     Minor</text:p>
      <text:p text:style-name="P10">                                                        <text:span text:style-name="T4">i.     Please remove reference number 1 from the abstract. References should be cited in the main manuscript</text:span></text:p>
      <text:p text:style-name="P10"><text:span text:style-name="T4"><text:tab/></text:span><text:span text:style-name="T27">Done.</text:span></text:p>
      <text:p text:style-name="P10">                                                      <text:span text:style-name="T4">ii.     Measurements section needs to be rephrased. Not all readers will understand what MIMIC stands for.</text:span></text:p>
      <text:p text:style-name="P10"><text:span text:style-name="T4"><text:tab/></text:span><text:span text:style-name="T27">Now explained.</text:span></text:p>
      <text:p text:style-name="P10">                                                     <text:span text:style-name="T4">iii.     Conclusion section: the authors state “proof of concept” in the abstract but not in any other part of the manuscript. Is it a proof of concept or not?</text:span></text:p>
      <text:p text:style-name="P10"><text:span text:style-name="T4"><text:tab/></text:span><text:span text:style-name="T27">Hopefully now clear.</text:span></text:p>
      <text:p text:style-name="P8">2.     Introduction</text:p>
      <text:p text:style-name="P9">a.     Major</text:p>
      <text:p text:style-name="P10"><text:soft-page-break/>                                                        <text:span text:style-name="T4">i.     It is not clear in the main manuscript and I didn’t understand why the authors decide to use the standardized discharge process proposed by Knight? Is the Knight’s discharge process routinely used in ICU’s around the world? Please comment</text:span></text:p>
      <text:p text:style-name="P11"><text:span text:style-name="T4"><text:tab/></text:span><text:span text:style-name="T20">Added explanation to final parargraph of the introduction, explaining that these criteria are simply used as a baseline for our study, since there is no general definition of readiness-for-discharge.</text:span></text:p>
      <text:p text:style-name="P10">                                                      <text:span text:style-name="T4">ii.     </text:span><text:span text:style-name="T5">Alternatively, the authors should include more information in the introduction section that clarifies and justifies their choice.</text:span></text:p>
      <text:p text:style-name="P10">                                                     <text:span text:style-name="T4">iii.     According to the original publication by </text:span><text:span text:style-name="T19">Knight, </text:span><text:span text:style-name="T4">the criteria was created for </text:span><text:span text:style-name="T18">high dependency care units</text:span><text:span text:style-name="T4"> which is an intermediate level of care for patients who no longer need intensive care. Could the authors mention any evidence of the successful implementation of this process (described by Knight) in the intensive care setting? Please provide the reference.</text:span></text:p>
      <text:p text:style-name="P13"><text:span text:style-name="T4"><text:tab/></text:span><text:span text:style-name="T20">This is now explained in the introduction – the criteria, i</text:span><text:span text:style-name="T28">f</text:span><text:span text:style-name="T20"> passed, deem a patient fit for care on an acute level 1 ward. Description of study setting (Methods) now explains that GICU is a combined HDU and critical care unit.</text:span></text:p>
      <text:p text:style-name="P10">                                                     <text:span text:style-name="T4">iv.      My biggest concern is that the authors are trying to improve the performance of a criteria that is not used in the intensive care setting. Please comment.</text:span></text:p>
      <text:p text:style-name="P12"><text:span text:style-name="T4"><text:tab/></text:span><text:span text:style-name="T20">This should now be clear after the above changes. </text:span><text:span text:style-name="T21">Also take home message in discussion should now be clearer – it is not the NLD that are important, it is the demonstration that we can train a classifier to recognise RFD patients. </text:span></text:p>
      <text:p text:style-name="P1"> </text:p>
      <text:p text:style-name="P8">3.     Material and Methods</text:p>
      <text:p text:style-name="P1"> </text:p>
      <text:p text:style-name="P6">This section would improve a lot if the authors follow the “Transparent reporting of a multivariable prediction model for individual prognosis or diagnosis (TRIPOD): The TRIPOD statement” to describe their methodology. Right now, it is hard to follow even with the details provided in the supplemental material. Please see my comments below</text:p>
      <text:p text:style-name="P7"><text:soft-page-break/>TRIPOD not explicitly used (is it relevant?), but I feel all the main points it specifies are covered in methods or in the SI.</text:p>
      <text:p text:style-name="P1"> </text:p>
      <text:p text:style-name="P9">a.     Source of data - Major</text:p>
      <text:p text:style-name="P10">                                                        <text:span text:style-name="T4">i.     I would recommend the authors to give more information about the settings (ie: How is the structure of those ICUs? How is the staffing characteristics of those units? Are physicians available 24h a day? Do they have daily multidisciplinary rounds? Is there any staff reduction during night shifts or weekends?). Also, the readers need more information about the databases (ie: Where does the data from MIMIC came from? Is GICU a patient level database which contains information with high resolution and granularity as MIMIC?). Other possible questions that need to be addressed are: How was the data collected? When was the data used on MIMIC collected? What is the main difference in the data between these databases, if any?</text:span></text:p>
      <text:p text:style-name="P16"><text:span text:style-name="T4"><text:tab/></text:span><text:span text:style-name="T10">Some of this is not available due to the nature of MIMMIC. The rest is now included in the SI, section A.</text:span></text:p>
      <text:p text:style-name="P15"/>
      <text:p text:style-name="P9">b.     Ethical approval – Major</text:p>
      <text:p text:style-name="P10">                                                        <text:span text:style-name="T4">i.       I didn’t find it and it needs to be state in the main manuscript.</text:span></text:p>
      <text:p text:style-name="P16"><text:span text:style-name="T4"><text:tab/></text:span><text:span text:style-name="T9">Now included.</text:span></text:p>
      <text:p text:style-name="P9">c.     Participants- Major</text:p>
      <text:p text:style-name="P10">                                                        <text:span text:style-name="T4">i.     The manuscript and the supplemental material needs more information about the patient selection from both databases. Writing that only the first ICU admission of any given hospitalization is not enough (ie: it is well known that MIMIC III has some neonatal patients - authors must excluded them). Please provided this information.</text:span></text:p>
      <text:p text:style-name="P16"><text:span text:style-name="T4"><text:tab/></text:span><text:span text:style-name="T6">This is clearly explained in SI A.2. (Inclusion criteria) and referenced from the main text.</text:span></text:p>
      <text:p text:style-name="P10">                                                      <text:span text:style-name="T4">ii.     Also, I would recommend the authors to exclude patients that are under palliative care as it may introduce bias to their negative outcome (in-hospital mortality after an ICU discharge). A patient flowchart </text:span><text:soft-page-break/><text:span text:style-name="T4">would be helpful to understand all the eligibility criteria and to understand how the sample size arrived at that number on both databases. Please comment</text:span></text:p>
      <text:p text:style-name="P16"><text:span text:style-name="T4"><text:tab/></text:span><text:span text:style-name="T7">It is not possible to remove all palliative patients – better data linkage required. But all in hospital mortalities are removed. Will produce a flowchart if new reviewers are still confused.</text:span></text:p>
      <text:p text:style-name="P10">                                                     <text:span text:style-name="T4">iii.     Data collection: There are several variables (demographic, clinical, social) that must be collected from the participants on both databases such as age, gender, ethnicity, comorbidities, type of ICU admission, ICU admission diagnoses and severity of illness score. This information is necessary for the readers to compare patients from both MIMIC and GICU and should be included on Table 2.</text:span></text:p>
      <text:p text:style-name="P10">                                                     <text:span text:style-name="T4">iv.     Right now, Table 2 has just 5 variables which is not enough from a methodological point of view. Please add the information from item “iii” above on Table 2</text:span></text:p>
      <text:p text:style-name="P16"><text:span text:style-name="T4"><text:tab/></text:span><text:span text:style-name="T8">Will do this if required by BMJ Open.</text:span></text:p>
      <text:p text:style-name="P1"> </text:p>
      <text:p text:style-name="P9">d.     Missing data – Major</text:p>
      <text:p text:style-name="P10">                                                        <text:span text:style-name="T4">i.     For the results presented in the main manuscript the authors stated on page 9 that all rows containing missing data were excluded however, for clinicians, these missing data has a meaning and should not be simply ignored (ie: clinicians don’t order bicarbonate if they believe it is normal). Perhaps the correct interpretation for some of the missing data is its normal value. Please comment</text:span></text:p>
      <text:p text:style-name="P10"><text:span text:style-name="T4"><text:tab/></text:span><text:span text:style-name="T22">The results in the main text represent a complete-case-analysis, and we recognise that this is limited. The correct treatment for missing data represent a significant avenue of ongoing investigation.</text:span></text:p>
      <text:p text:style-name="P10">                                                      <text:span text:style-name="T4">ii.     All models in health care must consider missingness and the source of missingness must be carefully understood. I am really concerned that the action of delete all rows with missing data (complete case analysis) may lead the models to make incorrect predictions. Please comment</text:span></text:p>
      <text:p text:style-name="P16"><text:soft-page-break/><text:span text:style-name="T4"><text:tab/></text:span><text:span text:style-name="T12">This is why we did the sensitivity analysis in the SI, to test the robustness of our general conclusions. We agree that any actual deployment of any decision support tool must treat missing data more carefully.</text:span></text:p>
      <text:p text:style-name="P10">                                                     <text:span text:style-name="T4">iii.     I see the same issues with the sensitivity analysis done by the authors.</text:span></text:p>
      <text:p text:style-name="P16"><text:span text:style-name="T4"><text:tab/></text:span><text:span text:style-name="T12">In the SI we use knn-imputation...</text:span></text:p>
      <text:p text:style-name="P10">                                                     <text:span text:style-name="T4">iv.     In my opinion, the extended sample window (36h) used to reduce the amount of missing data was too large. ICU patients are extremely dynamic, and this time frame may not represent the same clinical state of an ICU patient. Why don’t the authors used a different strategy to deal with missing variables? Please comment.</text:span></text:p>
      <text:p text:style-name="P10"><text:span text:style-name="T20"><text:tab/></text:span><text:span text:style-name="T23">36 hours is necessary for laboratory results, which may be collected less than once per 24 hours. For other, more dynamic variables, we acknowledge it is not ideal. However: a) such cases are relatively infrequent and b) if the variable is indeed not measured because it is not of concern, taking the final measurement within 3 hours represents a highly cautious evaluation of the patient’s physiological state by using the value at the least point in time when the variable was of clinical concern.</text:span><text:span text:style-name="T11"> <text:s/></text:span></text:p>
      <text:p text:style-name="P9">e.     Statistical Analysis Methods – Major</text:p>
      <text:p text:style-name="P10">                                                        <text:span text:style-name="T4">i.     There is no statistical analysis description. Please provide it.</text:span></text:p>
      <text:p text:style-name="P10"><text:span text:style-name="T4"><text:tab/></text:span><text:span text:style-name="T24">We use ROC and PCR curves </text:span><text:span text:style-name="T25">to eva</text:span><text:span text:style-name="T26">l</text:span><text:span text:style-name="T25">uate the classifiers.</text:span><text:span text:style-name="T24">. And take the partial area under the curve pAUC of the ROC curve. These concepts are defined and referenced. </text:span><text:span text:style-name="T13"><text:s/></text:span></text:p>
      <text:p text:style-name="P9">f.      Resampling technique – Major</text:p>
      <text:p text:style-name="P10">                                                        <text:span text:style-name="T4">i.     I didn`t understand why the authors decided to sample patients between 3 to 8 days prior to their callout. Actually, reading the supplemental material I found the information (page 33) that “this heuristic decision was in part based on data availability”. I don`t agree that this decision should be made according to the data availability as it will bring bias to their model. Again, models in healthcare must consider missingness. Please comment.</text:span></text:p>
      <text:p text:style-name="P16"><text:span text:style-name="T4"><text:tab/></text:span><text:span text:style-name="T14">This is now justified </text:span><text:span text:style-name="T15">better </text:span><text:span text:style-name="T14">in the SI section A.</text:span></text:p>
      <text:p text:style-name="P9"><text:soft-page-break/>g.     ML Classifiers – Minor</text:p>
      <text:p text:style-name="P10">                                                        <text:span text:style-name="T4">i.     It is not clear which ensemble method (page 11) was used by the authors (Bagging? Boosting? Stocking?) Please clarify.</text:span></text:p>
      <text:p text:style-name="P16"><text:span text:style-name="T4"><text:tab/></text:span><text:span text:style-name="T16">The random forest is an ensemble method. The logistic classifier is not.</text:span></text:p>
      <text:p text:style-name="P10">                                                      <text:span text:style-name="T4">ii.     Regarding the hyperparameters selection: How many and Which hyperparameters were used?</text:span></text:p>
      <text:p text:style-name="P14"><text:span text:style-name="T4"><text:tab/></text:span><text:span text:style-name="T20">Specified and justified in SI.</text:span></text:p>
      <text:p text:style-name="P9">h.     Results and Discussion</text:p>
      <text:p text:style-name="P10">                                                        <text:span text:style-name="T4">i.     As I see several issues on both, introduction and methods, that may have negatively influenced the study. </text:span></text:p>
      <text:p text:style-name="P16"><text:span text:style-name="T4"><text:tab/></text:span><text:span text:style-name="T17">Hopefully now addressed...</text:span></text:p>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 svg:font-family="Tahom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1T12:49:44.173962126</meta:creation-date>
    <dc:date>2018-08-07T14:45:07.814115063</dc:date>
    <meta:editing-duration>P1DT11H12M30S</meta:editing-duration>
    <meta:editing-cycles>26</meta:editing-cycles>
    <meta:generator>LibreOffice/5.1.6.2$Linux_X86_64 LibreOffice_project/10m0$Build-2</meta:generator>
    <meta:document-statistic meta:table-count="0" meta:image-count="0" meta:object-count="0" meta:page-count="6" meta:paragraph-count="68" meta:word-count="1524" meta:character-count="10669" meta:non-whitespace-character-count="7817"/>
  </office:meta>
</office:document-meta>
</file>